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objectwithoutfill">
      <style:graphic-properties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T1" style:family="text">
      <style:text-properties fo:font-family="'Times New Roman'" style:font-style-name="Italic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3" draw:id="id3" draw:layer="layout" svg:width="2.032cm" svg:height="0.762cm" svg:x="6.273cm" svg:y="12.587cm">
          <text:p text:style-name="P1"><text:span text:style-name="T1">Data</text:span></text:p>
        </draw:rect>
        <draw:rect draw:style-name="gr1" draw:text-style-name="P2" xml:id="id2" draw:id="id2" draw:layer="layout" svg:width="2.032cm" svg:height="0.762cm" svg:x="6.273cm" svg:y="13.787cm">
          <text:p text:style-name="P1"><text:span text:style-name="T1">Parser</text:span></text:p>
        </draw:rect>
        <draw:rect draw:style-name="gr1" draw:text-style-name="P2" xml:id="id8" draw:id="id8" draw:layer="layout" svg:width="2.032cm" svg:height="0.762cm" svg:x="8.673cm" svg:y="11.287cm">
          <text:p text:style-name="P1"><text:span text:style-name="T1">Plug-in</text:span></text:p>
        </draw:rect>
        <draw:rect draw:style-name="gr1" draw:text-style-name="P2" xml:id="id9" draw:id="id9" draw:layer="layout" svg:width="2.032cm" svg:height="0.762cm" svg:x="11.173cm" svg:y="11.287cm">
          <text:p text:style-name="P1"><text:span text:style-name="T1">Evaluate</text:span></text:p>
        </draw:rect>
        <draw:rect draw:style-name="gr1" draw:text-style-name="P2" xml:id="id5" draw:id="id5" draw:layer="layout" svg:width="2.032cm" svg:height="0.762cm" svg:x="13.573cm" svg:y="12.587cm">
          <text:p text:style-name="P1"><text:span text:style-name="T1">Client</text:span></text:p>
        </draw:rect>
        <draw:rect draw:style-name="gr1" draw:text-style-name="P2" xml:id="id6" draw:id="id6" draw:layer="layout" svg:width="2.032cm" svg:height="0.762cm" svg:x="13.573cm" svg:y="13.781cm">
          <text:p text:style-name="P1"><text:span text:style-name="T1">Server</text:span></text:p>
        </draw:rect>
        <draw:rect draw:style-name="gr1" draw:text-style-name="P2" xml:id="id7" draw:id="id7" draw:layer="layout" svg:width="2.032cm" svg:height="0.762cm" svg:x="13.573cm" svg:y="15cm">
          <text:p text:style-name="P1"><text:span text:style-name="T1">Listener</text:span></text:p>
        </draw:rect>
        <draw:rect draw:style-name="gr1" draw:text-style-name="P2" xml:id="id4" draw:id="id4" draw:layer="layout" svg:width="2.032cm" svg:height="0.762cm" svg:x="6.273cm" svg:y="15cm">
          <text:p text:style-name="P1"><text:span text:style-name="T1">Logistic</text:span></text:p>
        </draw:rect>
        <draw:rect draw:style-name="gr1" draw:text-style-name="P2" xml:id="id1" draw:id="id1" draw:layer="layout" svg:width="2.032cm" svg:height="0.762cm" svg:x="9.973cm" svg:y="13.787cm">
          <text:p text:style-name="P1"><text:span text:style-name="T1">Algorithm</text:span></text:p>
        </draw:rect>
        <draw:connector draw:style-name="gr2" draw:text-style-name="P1" draw:layer="layout" draw:type="line" svg:x1="9.973cm" svg:y1="14.168cm" svg:x2="8.305cm" svg:y2="14.168cm" draw:start-shape="id1" draw:start-glue-point="3" draw:end-shape="id2" draw:end-glue-point="1" svg:d="M9973 14168h-1668">
          <text:p/>
        </draw:connector>
        <draw:connector draw:style-name="gr2" draw:text-style-name="P1" draw:layer="layout" draw:type="line" svg:x1="9.973cm" svg:y1="14.168cm" svg:x2="8.305cm" svg:y2="12.968cm" draw:start-shape="id1" draw:start-glue-point="3" draw:end-shape="id3" draw:end-glue-point="1" svg:d="M9973 14168l-1668-1200">
          <text:p/>
        </draw:connector>
        <draw:connector draw:style-name="gr2" draw:text-style-name="P1" draw:layer="layout" draw:type="line" svg:x1="9.973cm" svg:y1="14.168cm" svg:x2="8.305cm" svg:y2="15.381cm" draw:start-shape="id1" draw:start-glue-point="3" draw:end-shape="id4" draw:end-glue-point="1" svg:d="M9973 14168l-1668 1213">
          <text:p/>
        </draw:connector>
        <draw:connector draw:style-name="gr2" draw:text-style-name="P1" draw:layer="layout" draw:type="line" svg:x1="12.005cm" svg:y1="14.168cm" svg:x2="13.573cm" svg:y2="12.968cm" draw:start-shape="id1" draw:start-glue-point="1" draw:end-shape="id5" draw:end-glue-point="3" svg:d="M12005 14168l1568-1200">
          <text:p/>
        </draw:connector>
        <draw:connector draw:style-name="gr2" draw:text-style-name="P1" draw:layer="layout" draw:type="line" svg:x1="12.005cm" svg:y1="14.168cm" svg:x2="13.573cm" svg:y2="14.162cm" draw:start-shape="id1" draw:start-glue-point="1" draw:end-shape="id6" draw:end-glue-point="3" svg:d="M12005 14168l1568-6">
          <text:p/>
        </draw:connector>
        <draw:connector draw:style-name="gr2" draw:text-style-name="P1" draw:layer="layout" draw:type="line" svg:x1="12.005cm" svg:y1="14.168cm" svg:x2="13.573cm" svg:y2="15.381cm" draw:start-shape="id1" draw:start-glue-point="1" draw:end-shape="id7" draw:end-glue-point="3" svg:d="M12005 14168l1568 1213">
          <text:p/>
        </draw:connector>
        <draw:connector draw:style-name="gr2" draw:text-style-name="P1" draw:layer="layout" draw:type="line" svg:x1="10.989cm" svg:y1="13.787cm" svg:x2="9.689cm" svg:y2="12.049cm" draw:start-shape="id1" draw:start-glue-point="0" draw:end-shape="id8" draw:end-glue-point="2" svg:d="M10989 13787l-1300-1738">
          <text:p/>
        </draw:connector>
        <draw:connector draw:style-name="gr2" draw:text-style-name="P1" draw:layer="layout" draw:type="line" svg:x1="10.989cm" svg:y1="13.787cm" svg:x2="12.189cm" svg:y2="12.049cm" draw:start-shape="id1" draw:start-glue-point="0" draw:end-shape="id9" draw:end-glue-point="2" svg:d="M10989 13787l1200-17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03-29T14:42:09.59</meta:creation-date>
    <dc:date>2015-09-15T23:26:35.36</dc:date>
    <dc:creator>Loc Nguyen</dc:creator>
    <meta:editing-duration>PT12M41S</meta:editing-duration>
    <meta:editing-cycles>9</meta:editing-cycles>
    <meta:generator>OpenOffice/4.1.1$Win32 OpenOffice.org_project/411m6$Build-9775</meta:generator>
    <meta:document-statistic meta:object-count="17"/>
  </office:meta>
</office:document-meta>
</file>